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6b09" officeooo:paragraph-rsid="00146b09"/>
    </style:style>
    <style:style style:name="P2" style:family="paragraph" style:parent-style-name="Standard">
      <style:text-properties officeooo:paragraph-rsid="00146b09"/>
    </style:style>
    <style:style style:name="Sect1" style:family="section">
      <style:section-properties style:editable="tru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section text:style-name="Sect1" text:name="Section1">
        <text:p text:style-name="P1">Edit in readonly</text:p>
      </text:section>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11-04T14:58:06.388629000</meta:creation-date>
    <dc:date>2024-11-04T14:59:17.174022900</dc:date>
    <meta:editing-duration>PT1M11S</meta:editing-duration>
    <meta:editing-cycles>1</meta:editing-cycles>
    <meta:document-statistic meta:table-count="0" meta:image-count="0" meta:object-count="0" meta:page-count="1" meta:paragraph-count="3" meta:word-count="585" meta:character-count="3096" meta:non-whitespace-character-count="2514"/>
    <meta:generator>LibreOfficeDev/25.2.0.0.alpha0$Windows_X86_64 LibreOffice_project/5de73f04f3db9c8fb488bf75b1860bf8378a5b45</meta:generator>
  </office:meta>
</office:document-meta>
</file>